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b17f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ans1" fo:font-size="11pt" officeooo:paragraph-rsid="0011b17f" style:font-size-asian="11pt" style:font-name-complex="Liberation Sans1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17c8e2" style:font-size-asian="11pt" style:font-name-complex="Liberation Sans1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306127" style:font-size-asian="11pt" style:font-name-complex="Liberation Sans1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8f175" style:font-size-asian="11pt" style:font-name-complex="Liberation Sans1" style:font-size-complex="11pt"/>
    </style:style>
    <style:style style:name="P6" style:family="paragraph" style:parent-style-name="Standard">
      <style:text-properties fo:color="#000000" style:font-name="Liberation Sans1" fo:font-size="11pt" officeooo:rsid="00121483" officeooo:paragraph-rsid="00121483" style:font-size-asian="11pt" style:font-name-complex="Liberation Sans1" style:font-size-complex="11pt"/>
    </style:style>
    <style:style style:name="P7" style:family="paragraph" style:parent-style-name="Standard">
      <style:text-properties fo:color="#000000" style:font-name="Liberation Sans1" fo:font-size="11pt" officeooo:rsid="00135442" officeooo:paragraph-rsid="00135442" style:font-size-asian="11pt" style:font-name-complex="Liberation Sans1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1" fo:font-size="11pt" officeooo:rsid="00135442" officeooo:paragraph-rsid="0013f95b" style:font-size-asian="11pt" style:font-name-complex="Liberation Sans1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288b9d" style:font-size-asian="11pt" style:font-name-complex="Liberation Sans1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1254" style:font-size-asian="11pt" style:font-name-complex="Liberation Sans1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1" fo:font-size="11pt" officeooo:rsid="001bfc75" officeooo:paragraph-rsid="0030dba1" style:font-size-asian="11pt" style:font-name-complex="Liberation Sans1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1" fo:font-size="11pt" officeooo:rsid="0013f95b" officeooo:paragraph-rsid="0014c589" style:font-size-asian="11pt" style:font-name-complex="Liberation Sans1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1" fo:font-size="11pt" officeooo:rsid="00160fb3" officeooo:paragraph-rsid="0017c8e2" style:font-size-asian="11pt" style:font-name-complex="Liberation Sans1" style:font-size-complex="11pt"/>
    </style:style>
    <style:style style:name="P14" style:family="paragraph" style:parent-style-name="Standard">
      <style:text-properties fo:color="#000000" style:font-name="Liberation Sans1" fo:font-size="11pt" fo:font-weight="bold" officeooo:paragraph-rsid="0011b17f" style:font-size-asian="11pt" style:font-weight-asian="bold" style:font-name-complex="Liberation Sans1" style:font-size-complex="11pt" style:font-weight-complex="bold"/>
    </style:style>
    <style:style style:name="P15" style:family="paragraph" style:parent-style-name="Standard">
      <style:text-properties fo:color="#000000" style:font-name="Liberation Sans1" fo:font-size="11pt" fo:font-weight="normal" officeooo:rsid="001bfc75" officeooo:paragraph-rsid="001f0b9a" style:font-size-asian="11pt" style:font-weight-asian="normal" style:font-name-complex="Liberation Sans1" style:font-size-complex="11pt" style:font-weight-complex="normal"/>
    </style:style>
    <style:style style:name="P16" style:family="paragraph" style:parent-style-name="Standard">
      <style:text-properties fo:color="#000000" style:font-name="Liberation Sans1" fo:font-size="11pt" fo:font-weight="normal" officeooo:rsid="001bfc75" officeooo:paragraph-rsid="00216d0b" style:font-size-asian="11pt" style:font-weight-asian="normal" style:font-name-complex="Liberation Sans1" style:font-size-complex="11pt" style:font-weight-complex="normal"/>
    </style:style>
    <style:style style:name="P17" style:family="paragraph" style:parent-style-name="Standard">
      <style:text-properties fo:color="#000000" style:font-name="Liberation Sans1" fo:font-size="11pt" fo:font-weight="normal" officeooo:rsid="001bfc75" officeooo:paragraph-rsid="0022b2bb" style:font-size-asian="11pt" style:font-weight-asian="normal" style:font-name-complex="Liberation Sans1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a12d2" style:font-size-asian="11pt" style:font-weight-asian="normal" style:font-name-complex="Liberation Sans1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2e7213" style:font-size-asian="11pt" style:font-weight-asian="normal" style:font-name-complex="Liberation Sans1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0dba1" style:font-size-asian="11pt" style:font-weight-asian="normal" style:font-name-complex="Liberation Sans1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22" style:family="paragraph" style:parent-style-name="Standard">
      <style:text-properties fo:color="#000000" style:font-name="Liberation Sans1" fo:font-size="11pt" fo:font-weight="normal" officeooo:rsid="001bfc75" officeooo:paragraph-rsid="00396cec" style:font-size-asian="11pt" style:font-weight-asian="normal" style:font-name-complex="Liberation Sans1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Segoe UI" fo:font-size="11pt" officeooo:rsid="0014c589" officeooo:paragraph-rsid="0014c589" style:font-size-asian="11pt" style:font-name-complex="Liberation Sans1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000000" style:font-name="Segoe UI" fo:font-size="11pt" officeooo:rsid="0017c8e2" officeooo:paragraph-rsid="0017c8e2" style:font-size-asian="11pt" style:font-name-complex="Liberation Sans1" style:font-size-complex="11pt"/>
    </style:style>
    <style:style style:name="P25" style:family="paragraph" style:parent-style-name="Standard">
      <style:paragraph-properties fo:text-align="start" style:justify-single-word="false"/>
      <style:text-properties fo:color="#000000" style:font-name="Segoe UI" fo:font-size="11pt" officeooo:rsid="0018f175" officeooo:paragraph-rsid="0018f175" style:font-size-asian="11pt" style:font-name-complex="Liberation Sans1" style:font-size-complex="11pt"/>
    </style:style>
    <style:style style:name="P26" style:family="paragraph" style:parent-style-name="Standard">
      <style:paragraph-properties fo:text-align="start" style:justify-single-word="false"/>
      <style:text-properties fo:color="#000000" style:font-name="Segoe UI" fo:font-size="11pt" officeooo:rsid="0013f95b" officeooo:paragraph-rsid="0024f3f0" style:font-size-asian="11pt" style:font-name-complex="Liberation Sans1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000000" style:font-name="Segoe UI" fo:font-size="11pt" officeooo:rsid="0013f95b" officeooo:paragraph-rsid="0013f95b" style:font-size-asian="11pt" style:font-name-complex="Liberation Sans1" style:font-size-complex="11pt"/>
    </style:style>
    <style:style style:name="P28" style:family="paragraph" style:parent-style-name="Standard">
      <style:text-properties style:font-name="Liberation Sans1" fo:font-size="11pt" fo:font-weight="normal" officeooo:paragraph-rsid="0011b17f" style:font-size-asian="11pt" style:font-weight-asian="normal" style:font-name-complex="Liberation Sans1" style:font-weight-complex="normal"/>
    </style:style>
    <style:style style:name="P29" style:family="paragraph" style:parent-style-name="Standard">
      <style:text-properties style:font-name="Liberation Sans1" fo:font-size="11pt" fo:font-weight="bold" officeooo:paragraph-rsid="0011b17f" style:font-size-asian="11pt" style:font-weight-asian="bold" style:font-name-complex="Liberation Sans1" style:font-weight-complex="bold"/>
    </style:style>
    <style:style style:name="P30" style:family="paragraph" style:parent-style-name="Standard">
      <style:text-properties style:font-name="Liberation Sans1" fo:font-size="13pt" fo:font-weight="bold" officeooo:paragraph-rsid="0011b17f" style:font-size-asian="13pt" style:font-weight-asian="bold" style:font-name-complex="Liberation Sans1" style:font-size-complex="13pt" style:font-weight-complex="bold"/>
    </style:style>
    <style:style style:name="P31" style:family="paragraph" style:parent-style-name="Standard">
      <style:text-properties fo:font-size="13pt" fo:font-weight="bold" officeooo:paragraph-rsid="0011b17f" style:font-size-asian="13pt" style:font-weight-asian="bold" style:font-name-complex="Liberation Serif1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135442"/>
    </style:style>
    <style:style style:name="P33" style:family="paragraph" style:parent-style-name="Standard">
      <style:text-properties officeooo:paragraph-rsid="00135442"/>
    </style:style>
    <style:style style:name="P34" style:family="paragraph" style:parent-style-name="Standard">
      <style:text-properties officeooo:rsid="00216d0b" officeooo:paragraph-rsid="00216d0b"/>
    </style:style>
    <style:style style:name="P35" style:family="paragraph" style:parent-style-name="Standard">
      <style:text-properties style:font-name="Liberation Sans1" fo:font-size="11pt" fo:font-weight="normal" officeooo:paragraph-rsid="0011b17f" style:font-size-asian="11pt" style:font-weight-asian="normal" style:font-name-complex="Liberation Sans1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ans1" fo:font-size="11pt" fo:font-weight="normal" officeooo:rsid="001bfc75" officeooo:paragraph-rsid="003a187b" style:font-size-asian="11pt" style:font-weight-asian="normal" style:font-name-complex="Liberation Sans1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ans1" fo:font-size="11pt" officeooo:rsid="0017c8e2" officeooo:paragraph-rsid="0018f175" style:font-size-asian="11pt" style:font-name-complex="Liberation Sans1" style:font-size-complex="11pt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ans1" fo:font-size="11pt" officeooo:paragraph-rsid="0011b17f" style:font-size-asian="11pt" style:font-name-complex="Liberation Sans1" style:font-size-complex="11pt"/>
    </style:style>
    <style:style style:name="T1" style:family="text">
      <style:text-properties fo:color="#000000" style:font-name="Liberation Sans1" fo:font-size="11pt" style:font-size-asian="11pt" style:font-name-complex="Liberation Sans1" style:font-size-complex="11pt"/>
    </style:style>
    <style:style style:name="T2" style:family="text">
      <style:text-properties fo:color="#000000" style:font-name="Liberation Sans1" fo:font-size="11pt" officeooo:rsid="00135442" style:font-size-asian="11pt" style:font-name-complex="Liberation Sans1" style:font-size-complex="11pt"/>
    </style:style>
    <style:style style:name="T3" style:family="text">
      <style:text-properties fo:color="#000000" style:font-name="Segoe UI" fo:font-size="11pt" officeooo:rsid="00135442" style:font-size-asian="11pt" style:font-name-complex="Liberation Sans1" style:font-size-complex="11pt"/>
    </style:style>
    <style:style style:name="T4" style:family="text">
      <style:text-properties fo:color="#000000" style:font-name="Segoe UI" fo:font-size="11pt" fo:font-weight="normal" officeooo:rsid="001bfc75" style:font-size-asian="11pt" style:font-weight-asian="normal" style:font-name-complex="Liberation Sans1" style:font-size-complex="11pt" style:font-weight-complex="normal"/>
    </style:style>
    <style:style style:name="T5" style:family="text">
      <style:text-properties fo:color="#000000" style:font-name="Segoe UI" fo:font-size="11pt" fo:font-weight="normal" officeooo:rsid="001ec973" style:font-size-asian="11pt" style:font-weight-asian="normal" style:font-name-complex="Liberation Sans1" style:font-size-complex="11pt" style:font-weight-complex="normal"/>
    </style:style>
    <style:style style:name="T6" style:family="text">
      <style:text-properties fo:color="#000000" style:font-name="Segoe UI" fo:font-size="11pt" fo:font-weight="normal" officeooo:rsid="001dc61e" style:font-size-asian="11pt" style:font-weight-asian="normal" style:font-name-complex="Liberation Sans1" style:font-size-complex="11pt" style:font-weight-complex="normal"/>
    </style:style>
    <style:style style:name="T7" style:family="text">
      <style:text-properties fo:color="#000000" style:font-name="Segoe UI" fo:font-size="11pt" fo:font-weight="normal" officeooo:rsid="001f0b9a" style:font-size-asian="11pt" style:font-weight-asian="normal" style:font-name-complex="Liberation Sans1" style:font-size-complex="11pt" style:font-weight-complex="normal"/>
    </style:style>
    <style:style style:name="T8" style:family="text">
      <style:text-properties fo:color="#000000" style:font-name="Segoe UI" style:text-underline-style="none"/>
    </style:style>
    <style:style style:name="T9" style:family="text">
      <style:text-properties fo:color="#000000" style:font-name="Segoe UI" style:text-underline-style="none" officeooo:rsid="001ec973"/>
    </style:style>
    <style:style style:name="T10" style:family="text">
      <style:text-properties fo:color="#000000" style:font-name="Segoe UI" style:text-underline-style="none" officeooo:rsid="001dc61e"/>
    </style:style>
    <style:style style:name="T11" style:family="text">
      <style:text-properties fo:color="#000000" style:font-name="Segoe UI" style:text-underline-style="none" officeooo:rsid="001f0b9a"/>
    </style:style>
    <style:style style:name="T12" style:family="text">
      <style:text-properties fo:color="#000000" style:font-name="Segoe UI" style:text-underline-style="none" fo:font-weight="normal" style:font-weight-asian="normal" style:font-weight-complex="normal"/>
    </style:style>
    <style:style style:name="T13" style:family="text">
      <style:text-properties fo:color="#000000" style:font-name="Segoe UI" style:text-underline-style="none" fo:font-weight="normal" officeooo:rsid="001ec973" style:font-weight-asian="normal" style:font-weight-complex="normal"/>
    </style:style>
    <style:style style:name="T14" style:family="text">
      <style:text-properties fo:color="#000000" style:font-name="Segoe UI" style:text-underline-style="none" fo:font-weight="normal" officeooo:rsid="001dc61e" style:font-weight-asian="normal" style:font-weight-complex="normal"/>
    </style:style>
    <style:style style:name="T15" style:family="text">
      <style:text-properties fo:color="#000000" style:font-name="Segoe UI" style:text-underline-style="none" fo:font-weight="normal" officeooo:rsid="001f0b9a" style:font-weight-asian="normal" style:font-weight-complex="normal"/>
    </style:style>
    <style:style style:name="T16" style:family="text">
      <style:text-properties fo:color="#000000" style:font-name="Segoe UI" style:text-underline-style="none" fo:font-weight="normal" officeooo:rsid="002317d8" style:font-weight-asian="normal" style:font-weight-complex="normal"/>
    </style:style>
    <style:style style:name="T17" style:family="text">
      <style:text-properties fo:color="#000000" style:font-name="Segoe UI" style:text-underline-style="none" fo:font-weight="normal" officeooo:rsid="001d5e21" style:font-weight-asian="normal" style:font-weight-complex="normal"/>
    </style:style>
    <style:style style:name="T18" style:family="text">
      <style:text-properties fo:color="#000000" style:font-name="Segoe UI" style:text-underline-style="none" fo:font-weight="normal" officeooo:rsid="0024f3f0" style:font-weight-asian="normal" style:font-weight-complex="normal"/>
    </style:style>
    <style:style style:name="T19" style:family="text">
      <style:text-properties fo:color="#000000" style:font-name="Segoe UI" style:text-underline-style="none" fo:font-weight="normal" officeooo:rsid="002749a2" style:font-weight-asian="normal" style:font-weight-complex="normal"/>
    </style:style>
    <style:style style:name="T20" style:family="text">
      <style:text-properties fo:color="#000000" style:font-name="Segoe UI" style:text-underline-style="none" fo:font-weight="normal" officeooo:rsid="00288b9d" style:font-weight-asian="normal" style:font-weight-complex="normal"/>
    </style:style>
    <style:style style:name="T21" style:family="text">
      <style:text-properties fo:color="#000000" style:font-name="Segoe UI" style:text-underline-style="none" fo:font-weight="normal" officeooo:rsid="00301254" style:font-weight-asian="normal" style:font-weight-complex="normal"/>
    </style:style>
    <style:style style:name="T22" style:family="text">
      <style:text-properties fo:color="#000000" style:font-name="Segoe UI" style:text-underline-style="none" fo:font-weight="normal" officeooo:rsid="002a12d2" style:font-weight-asian="normal" style:font-weight-complex="normal"/>
    </style:style>
    <style:style style:name="T23" style:family="text">
      <style:text-properties fo:color="#000000" style:font-name="Segoe UI" style:text-underline-style="none" fo:font-weight="normal" officeooo:rsid="00160fb3" style:font-weight-asian="normal" style:font-weight-complex="normal"/>
    </style:style>
    <style:style style:name="T24" style:family="text">
      <style:text-properties fo:color="#000000" style:font-name="Segoe UI" style:text-underline-style="none" fo:font-weight="normal" officeooo:rsid="00306127" style:font-weight-asian="normal" style:font-weight-complex="normal"/>
    </style:style>
    <style:style style:name="T25" style:family="text">
      <style:text-properties fo:color="#000000" style:font-name="Segoe UI" style:text-underline-style="none" fo:font-weight="normal" officeooo:rsid="0030dba1" style:font-weight-asian="normal" style:font-weight-complex="normal"/>
    </style:style>
    <style:style style:name="T26" style:family="text">
      <style:text-properties fo:color="#000000" style:font-name="Segoe UI" style:text-underline-style="none" officeooo:rsid="0024f3f0"/>
    </style:style>
    <style:style style:name="T27" style:family="text">
      <style:text-properties fo:color="#000000" style:font-name="Segoe UI" style:text-underline-style="none" officeooo:rsid="002a12d2"/>
    </style:style>
    <style:style style:name="T28" style:family="text">
      <style:text-properties fo:color="#000000" style:font-name="Segoe UI" style:text-underline-style="none" officeooo:rsid="001d5e21"/>
    </style:style>
    <style:style style:name="T29" style:family="text">
      <style:text-properties fo:color="#000000" style:font-name="Segoe UI" style:text-underline-style="none" officeooo:rsid="002b205f"/>
    </style:style>
    <style:style style:name="T30" style:family="text">
      <style:text-properties fo:color="#000000" style:font-name="Segoe UI" style:text-underline-style="none" officeooo:rsid="002c6293"/>
    </style:style>
    <style:style style:name="T31" style:family="text">
      <style:text-properties fo:color="#000000" style:font-name="Segoe UI" style:text-underline-style="none" officeooo:rsid="002d5a81"/>
    </style:style>
    <style:style style:name="T32" style:family="text">
      <style:text-properties fo:color="#000000" style:font-name="Segoe UI" style:text-underline-style="none" officeooo:rsid="002e7213"/>
    </style:style>
    <style:style style:name="T33" style:family="text">
      <style:text-properties fo:color="#000000" style:font-name="Segoe UI" style:text-underline-style="none" officeooo:rsid="003217e3"/>
    </style:style>
    <style:style style:name="T34" style:family="text">
      <style:text-properties fo:color="#000000" style:font-name="Segoe UI" style:text-underline-style="none" officeooo:rsid="0030dba1"/>
    </style:style>
    <style:style style:name="T35" style:family="text">
      <style:text-properties fo:color="#000000" style:font-name="Segoe UI" style:text-underline-style="none" officeooo:rsid="0033c870"/>
    </style:style>
    <style:style style:name="T36" style:family="text">
      <style:text-properties fo:color="#000000" style:font-name="Segoe UI" style:text-underline-style="none" officeooo:rsid="0035a5d6"/>
    </style:style>
    <style:style style:name="T37" style:family="text">
      <style:text-properties fo:color="#000000" style:font-name="Segoe UI" style:text-underline-style="none" officeooo:rsid="0018f175"/>
    </style:style>
    <style:style style:name="T38" style:family="text">
      <style:text-properties fo:color="#000000" style:font-name="Segoe UI" style:text-underline-style="none" officeooo:rsid="00396cec"/>
    </style:style>
    <style:style style:name="T39" style:family="text">
      <style:text-properties fo:color="#000000" style:font-name="Segoe UI" fo:font-size="13pt" style:text-underline-style="none" officeooo:rsid="001dc61e" style:font-size-asian="13pt" style:font-size-complex="13pt"/>
    </style:style>
    <style:style style:name="T40" style:family="text">
      <style:text-properties fo:color="#000000" style:font-name="Segoe UI" fo:font-size="13pt" style:text-underline-style="none" fo:font-weight="bold" officeooo:rsid="001ec973" style:font-size-asian="13pt" style:font-weight-asian="bold" style:font-size-complex="13pt" style:font-weight-complex="bold"/>
    </style:style>
    <style:style style:name="T41" style:family="text">
      <style:text-properties fo:color="#000000" style:font-name="Segoe UI" fo:font-size="13pt" style:text-underline-style="none" fo:font-weight="bold" officeooo:rsid="001dc61e" style:font-size-asian="13pt" style:font-weight-asian="bold" style:font-size-complex="13pt" style:font-weight-complex="bold"/>
    </style:style>
    <style:style style:name="T42" style:family="text">
      <style:text-properties fo:color="#000000" style:font-name="Segoe UI" fo:font-style="italic" style:text-underline-style="none" officeooo:rsid="00396cec" style:font-style-asian="italic" style:font-style-complex="italic"/>
    </style:style>
    <style:style style:name="T43" style:family="text">
      <style:text-properties fo:color="#000000" style:font-name="Segoe UI" fo:font-style="italic" style:text-underline-style="none" officeooo:rsid="001ec973" style:font-style-asian="italic" style:font-style-complex="italic"/>
    </style:style>
    <style:style style:name="T44" style:family="text">
      <style:text-properties fo:color="#000000" style:text-underline-style="none" officeooo:rsid="001fcf6c" loext:padding="0cm" loext:border="none"/>
    </style:style>
    <style:style style:name="T45" style:family="text">
      <style:text-properties fo:color="#000000" style:text-underline-style="none" officeooo:rsid="00396cec" loext:padding="0cm" loext:border="none"/>
    </style:style>
    <style:style style:name="T46" style:family="text">
      <style:text-properties fo:color="#000000" fo:font-style="italic" style:text-underline-style="none" officeooo:rsid="001fcf6c" style:font-style-asian="italic" style:font-style-complex="italic" loext:padding="0cm" loext:border="none"/>
    </style:style>
    <style:style style:name="T47" style:family="text">
      <style:text-properties fo:color="#000000" fo:font-style="italic" style:text-underline-style="none" officeooo:rsid="00396cec" style:font-style-asian="italic" style:font-style-complex="italic" loext:padding="0cm" loext:border="none"/>
    </style:style>
    <style:style style:name="T48" style:family="text">
      <style:text-properties fo:color="#00599d" officeooo:rsid="001e6d90"/>
    </style:style>
    <style:style style:name="T49" style:family="text">
      <style:text-properties style:font-name="Segoe UI"/>
    </style:style>
    <style:style style:name="T50" style:family="text">
      <style:text-properties style:font-name="Segoe UI" officeooo:rsid="0013f95b"/>
    </style:style>
    <style:style style:name="T51" style:family="text">
      <style:text-properties style:font-name="Segoe UI" officeooo:rsid="00135442"/>
    </style:style>
    <style:style style:name="T52" style:family="text">
      <style:text-properties style:font-name="Segoe UI" officeooo:rsid="0014c589"/>
    </style:style>
    <style:style style:name="T53" style:family="text">
      <style:text-properties style:font-name="Segoe UI" officeooo:rsid="0017c8e2"/>
    </style:style>
    <style:style style:name="T54" style:family="text">
      <style:text-properties style:font-name="Segoe UI" officeooo:rsid="0018f175"/>
    </style:style>
    <style:style style:name="T55" style:family="text">
      <style:text-properties style:font-name="Segoe UI" officeooo:rsid="001d5e21"/>
    </style:style>
    <style:style style:name="T56" style:family="text">
      <style:text-properties style:font-name="Segoe UI" officeooo:rsid="001dc61e"/>
    </style:style>
    <style:style style:name="T57" style:family="text">
      <style:text-properties style:font-name="Segoe UI" officeooo:rsid="001ec973"/>
    </style:style>
    <style:style style:name="T58" style:family="text">
      <style:text-properties style:font-name="Segoe UI" officeooo:rsid="001f0b9a"/>
    </style:style>
    <style:style style:name="T59" style:family="text">
      <style:text-properties style:font-name="Segoe UI" officeooo:rsid="00216d0b"/>
    </style:style>
    <style:style style:name="T60" style:family="text">
      <style:text-properties style:font-name="Segoe UI" fo:font-size="13pt" fo:font-weight="bold" style:font-size-asian="13pt" style:font-weight-asian="bold" style:font-size-complex="13pt" style:font-weight-complex="bold"/>
    </style:style>
    <style:style style:name="T61" style:family="text">
      <style:text-properties style:font-name="Segoe UI" fo:font-size="13pt" fo:font-weight="bold" officeooo:rsid="001d5e21" style:font-size-asian="13pt" style:font-weight-asian="bold" style:font-size-complex="13pt" style:font-weight-complex="bold"/>
    </style:style>
    <style:style style:name="T62" style:family="text">
      <style:text-properties style:font-name="Segoe UI" fo:font-size="13pt" fo:font-weight="bold" officeooo:rsid="001f0b9a" style:font-size-asian="13pt" style:font-weight-asian="bold" style:font-size-complex="13pt" style:font-weight-complex="bold"/>
    </style:style>
    <style:style style:name="T63" style:family="text">
      <style:text-properties style:font-name="Segoe UI" fo:font-size="13pt" fo:font-weight="bold" officeooo:rsid="001dc61e" style:font-size-asian="13pt" style:font-weight-asian="bold" style:font-size-complex="13pt" style:font-weight-complex="bold"/>
    </style:style>
    <style:style style:name="T64" style:family="text">
      <style:text-properties style:font-name="Segoe UI" fo:font-size="13pt" fo:font-weight="bold" officeooo:rsid="001ec973" style:font-size-asian="13pt" style:font-weight-asian="bold" style:font-size-complex="13pt" style:font-weight-complex="bold"/>
    </style:style>
    <style:style style:name="T65" style:family="text">
      <style:text-properties style:font-name="Segoe UI" officeooo:rsid="002317d8"/>
    </style:style>
    <style:style style:name="T66" style:family="text">
      <style:text-properties style:font-name="Segoe UI" fo:font-weight="normal" officeooo:rsid="001d5e21" style:font-weight-asian="normal" style:font-weight-complex="normal"/>
    </style:style>
    <style:style style:name="T67" style:family="text">
      <style:text-properties style:font-name="Segoe UI" fo:font-weight="normal" officeooo:rsid="001ec973" style:font-weight-asian="normal" style:font-weight-complex="normal"/>
    </style:style>
    <style:style style:name="T68" style:family="text">
      <style:text-properties style:font-name="Segoe UI" fo:font-weight="normal" officeooo:rsid="001dc61e" style:font-weight-asian="normal" style:font-weight-complex="normal"/>
    </style:style>
    <style:style style:name="T69" style:family="text">
      <style:text-properties style:font-name="Segoe UI" fo:font-weight="normal" officeooo:rsid="001f0b9a" style:font-weight-asian="normal" style:font-weight-complex="normal"/>
    </style:style>
    <style:style style:name="T70" style:family="text">
      <style:text-properties style:font-name="Segoe UI" officeooo:rsid="00306127"/>
    </style:style>
    <style:style style:name="T71" style:family="text">
      <style:text-properties style:font-name="Segoe UI" officeooo:rsid="0030dba1"/>
    </style:style>
    <style:style style:name="T72" style:family="text">
      <style:text-properties style:font-name="Segoe UI" officeooo:rsid="0035a5d6"/>
    </style:style>
    <style:style style:name="T73" style:family="text">
      <style:text-properties officeooo:rsid="00135442"/>
    </style:style>
    <style:style style:name="T74" style:family="text">
      <style:text-properties officeooo:rsid="0013f95b"/>
    </style:style>
    <style:style style:name="T75" style:family="text">
      <style:text-properties fo:color="#bd7cb5" style:font-name="Segoe UI" fo:font-size="11pt" style:text-underline-style="solid" style:text-underline-width="auto" style:text-underline-color="font-color" fo:font-weight="bold" officeooo:rsid="00135442" style:font-size-asian="11pt" style:font-weight-asian="bold" style:font-name-complex="Liberation Sans1" style:font-size-complex="11pt" style:font-weight-complex="bold"/>
    </style:style>
    <style:style style:name="T76" style:family="text">
      <style:text-properties officeooo:rsid="0018f175"/>
    </style:style>
    <style:style style:name="T77" style:family="text">
      <style:text-properties fo:color="#aa55a1" style:font-name="Segoe UI" style:text-underline-style="none" fo:font-weight="bold" style:font-weight-asian="bold" style:font-weight-complex="bold"/>
    </style:style>
    <style:style style:name="T78" style:family="text">
      <style:text-properties fo:color="#aa55a1" style:font-name="Segoe UI" style:text-underline-style="none" fo:font-weight="bold" officeooo:rsid="001dc61e" style:font-weight-asian="bold" style:font-weight-complex="bold"/>
    </style:style>
    <style:style style:name="T79" style:family="text">
      <style:text-properties fo:color="#aa55a1" style:font-name="Segoe UI" style:text-underline-style="none" fo:font-weight="bold" officeooo:rsid="001ec973" style:font-weight-asian="bold" style:font-weight-complex="bold"/>
    </style:style>
    <style:style style:name="T80" style:family="text">
      <style:text-properties fo:color="#aa55a1" style:font-name="Segoe UI" style:text-underline-style="none" fo:font-weight="bold" officeooo:rsid="001f0b9a" style:font-weight-asian="bold" style:font-weight-complex="bold"/>
    </style:style>
    <style:style style:name="T81" style:family="text">
      <style:text-properties fo:color="#f04e4d" style:font-name="Segoe UI" style:text-underline-style="none" fo:font-weight="bold" officeooo:rsid="001ec973" style:font-weight-asian="bold" style:font-weight-complex="bold"/>
    </style:style>
    <style:style style:name="T82" style:family="text">
      <style:text-properties fo:color="#ce181e" style:font-name="Segoe UI" fo:font-style="italic" style:text-underline-style="none" fo:font-weight="bold" officeooo:rsid="001ec973" style:font-style-asian="italic" style:font-weight-asian="bold" style:font-style-complex="italic" style:font-weight-complex="bold"/>
    </style:style>
    <style:style style:name="T83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rahinja Gligovi<text:span text:style-name="T49">ć</text:span></text:p>
      <text:p text:style-name="P16"><text:span text:style-name="T55">С</text:span><text:span text:style-name="T58">тр</text:span><text:span text:style-name="T49">а</text:span><text:span text:style-name="T58">х</text:span><text:span text:style-name="T57">ињ</text:span><text:span text:style-name="T49">а Г</text:span><text:span text:style-name="T57">ли</text:span><text:span text:style-name="T56">г</text:span><text:span text:style-name="T57">о</text:span><text:span text:style-name="T56">в</text:span><text:span text:style-name="T57">и</text:span><text:span text:style-name="T58">ћ</text:span></text:p>
      <text:p text:style-name="P6">Hooloovoo</text:p>
      <text:p text:style-name="P16"><text:span text:style-name="T56">Х</text:span><text:span text:style-name="T57">оолоо</text:span><text:span text:style-name="T56">в</text:span><text:span text:style-name="T57">оо</text:span></text:p>
      <text:p text:style-name="P7">Ljutice Bogdana 9 </text:p>
      <text:p text:style-name="P16"><text:span text:style-name="T55">Љ</text:span><text:span text:style-name="T58">ут</text:span><text:span text:style-name="T57">и</text:span><text:span text:style-name="T58">ц</text:span><text:span text:style-name="T56">е </text:span><text:span text:style-name="T49">Б</text:span><text:span text:style-name="T57">о</text:span><text:span text:style-name="T56">гд</text:span><text:span text:style-name="T49">а</text:span><text:span text:style-name="T57">н</text:span><text:span text:style-name="T49">а </text:span><text:span text:style-name="T59">9</text:span></text:p>
      <text:p text:style-name="P33"><text:span text:style-name="T2">11000 Beograd</text:span><text:span text:style-name="T1"> </text:span></text:p>
      <text:p text:style-name="P34"><text:span text:style-name="T1">11000 </text:span><text:span text:style-name="T4">Б</text:span><text:span text:style-name="T6">е</text:span><text:span text:style-name="T5">о</text:span><text:span text:style-name="T6">г</text:span><text:span text:style-name="T7">р</text:span><text:span text:style-name="T4">а</text:span><text:span text:style-name="T6">д</text:span></text:p>
      <text:p text:style-name="P28">E-mail:</text:p>
      <text:p text:style-name="P22"><text:span text:style-name="Internet_20_link"><text:span text:style-name="T8">Е-</text:span></text:span><text:span text:style-name="Internet_20_link"><text:span text:style-name="T9">м</text:span></text:span><text:span text:style-name="Internet_20_link"><text:span text:style-name="T8">а</text:span></text:span><text:span text:style-name="Internet_20_link"><text:span text:style-name="T9">ил: </text:span></text:span><text:span text:style-name="Internet_20_link"><text:span text:style-name="T48">strahinja.gligovic@gmail.com</text:span></text:span></text:p>
      <text:p text:style-name="P28">Mobilni: <text:span text:style-name="T73">############</text:span>(063) 568-749</text:p>
      <text:p text:style-name="P22"><text:span text:style-name="T55">М</text:span><text:span text:style-name="T57">о</text:span><text:span text:style-name="T56">б</text:span><text:span text:style-name="Internet_20_link"><text:span text:style-name="T9">илни: </text:span></text:span><text:span text:style-name="Internet_20_link"><text:span text:style-name="T38">(0</text:span></text:span><text:span text:style-name="Internet_20_link"><text:span text:style-name="T44">64</text:span></text:span><text:span text:style-name="Internet_20_link"><text:span text:style-name="T45">) </text:span></text:span><text:span text:style-name="Internet_20_link"><text:span text:style-name="T44">265 - 7627</text:span></text:span><text:span text:style-name="Internet_20_link"><text:span text:style-name="T9"> </text:span></text:span><text:span text:style-name="Internet_20_link"><text:span text:style-name="T81">?????????</text:span></text:span></text:p>
      <text:p text:style-name="P28"/>
      <text:p text:style-name="P28"/>
      <text:p text:style-name="P29"><text:s/></text:p>
      <text:p text:style-name="P30">Preporuka za Farkaš Ingrid</text:p>
      <text:p text:style-name="P17"><text:span text:style-name="T61">П</text:span><text:span text:style-name="T62">р</text:span><text:span text:style-name="T63">е</text:span><text:span text:style-name="T62">п</text:span><text:span text:style-name="T64">о</text:span><text:span text:style-name="T62">ру</text:span><text:span text:style-name="T64">к</text:span><text:span text:style-name="T60">а </text:span><text:span text:style-name="T63">з</text:span><text:span text:style-name="T60">а </text:span><text:span text:style-name="T63">Ф</text:span><text:span text:style-name="T60">а</text:span><text:span text:style-name="T62">р</text:span><text:span text:style-name="T64">к</text:span><text:span text:style-name="T60">а</text:span><text:span text:style-name="T62">ш </text:span><text:span text:style-name="T61">И</text:span><text:span text:style-name="T64">н</text:span><text:span text:style-name="T63">г</text:span><text:span text:style-name="T62">р</text:span><text:span text:style-name="Internet_20_link"><text:span text:style-name="T40">и</text:span></text:span><text:span text:style-name="Internet_20_link"><text:span text:style-name="T41">д</text:span></text:span></text:p>
      <text:p text:style-name="P31"/>
      <text:p text:style-name="P15"><text:span text:style-name="T49">Аа Б</text:span><text:span text:style-name="T56">б </text:span><text:span text:style-name="T49">В</text:span><text:span text:style-name="T56">в </text:span><text:span text:style-name="T49">Г</text:span><text:span text:style-name="T56">г </text:span><text:span text:style-name="T49">Д</text:span><text:span text:style-name="T56">д </text:span><text:span text:style-name="T49">Ђ</text:span><text:span text:style-name="T56">ђ </text:span><text:span text:style-name="T49">Е</text:span><text:span text:style-name="T56">е </text:span><text:span text:style-name="T49">Ж</text:span><text:span text:style-name="T56">ж </text:span><text:span text:style-name="T49">З</text:span><text:span text:style-name="T56">з </text:span><text:span text:style-name="T55">И</text:span><text:span text:style-name="T57">и </text:span><text:span text:style-name="T55">Ј</text:span><text:span text:style-name="T57">ј </text:span><text:span text:style-name="T55">К</text:span><text:span text:style-name="T57">к </text:span><text:span text:style-name="T55">Л</text:span><text:span text:style-name="T57">л </text:span><text:span text:style-name="T55">Љ</text:span><text:span text:style-name="T57">љ </text:span><text:span text:style-name="T55">М</text:span><text:span text:style-name="T57">м </text:span><text:span text:style-name="T55">Н</text:span><text:span text:style-name="T57">н </text:span><text:span text:style-name="T55">Њ</text:span><text:span text:style-name="T57">њ </text:span><text:span text:style-name="T55">О</text:span><text:span text:style-name="T57">о </text:span><text:span text:style-name="T55">П</text:span><text:span text:style-name="T58">п </text:span><text:span text:style-name="T55">Р</text:span><text:span text:style-name="T58">р </text:span><text:span text:style-name="T55">С</text:span><text:span text:style-name="T58">с </text:span><text:span text:style-name="T55">Т</text:span><text:span text:style-name="T58">т </text:span><text:span text:style-name="T56">Ћ</text:span><text:span text:style-name="T58">ћ </text:span><text:span text:style-name="T56">У</text:span><text:span text:style-name="T58">у </text:span><text:span text:style-name="T56">Ф</text:span><text:span text:style-name="T58">ф </text:span><text:span text:style-name="T56">Х</text:span><text:span text:style-name="T58">х </text:span><text:span text:style-name="T56">Ц</text:span><text:span text:style-name="T58">ц </text:span><text:span text:style-name="T56">Ч</text:span><text:span text:style-name="T58">ч </text:span><text:span text:style-name="T56">Џ</text:span><text:span text:style-name="T58">џ </text:span><text:span text:style-name="T56">Ш</text:span><text:span text:style-name="T58">ш</text:span></text:p>
      <text:p text:style-name="P14"/>
      <text:p text:style-name="P32"><text:span text:style-name="T1">Ov</text:span><text:span text:style-name="T2">u preporuku pi</text:span><text:span text:style-name="T3">šem za Ingrid Farkaš, koja je konkurisala za posao </text:span><text:span text:style-name="T75">Developera</text:span><text:span text:style-name="T1">.</text:span></text:p>
      <text:p text:style-name="P36"><text:span text:style-name="T55">О</text:span><text:span text:style-name="T56">в</text:span><text:span text:style-name="T58">у пр</text:span><text:span text:style-name="T65">e</text:span><text:span text:style-name="T58">п</text:span><text:span text:style-name="T65">o</text:span><text:span text:style-name="T58">ру</text:span><text:span text:style-name="T57">к</text:span><text:span text:style-name="T58">у п</text:span><text:span text:style-name="T57">и</text:span><text:span text:style-name="T58">ш</text:span><text:span text:style-name="T56">е</text:span><text:span text:style-name="T57">м</text:span><text:span text:style-name="T58"> </text:span><text:span text:style-name="T56">з</text:span><text:span text:style-name="T49">а </text:span><text:span text:style-name="T55">И</text:span><text:span text:style-name="T57">н</text:span><text:span text:style-name="T56">г</text:span><text:span text:style-name="T58">р</text:span><text:span text:style-name="Internet_20_link"><text:span text:style-name="T9">и</text:span></text:span><text:span text:style-name="Internet_20_link"><text:span text:style-name="T10">д Ф</text:span></text:span><text:span text:style-name="Internet_20_link"><text:span text:style-name="T8">а</text:span></text:span><text:span text:style-name="Internet_20_link"><text:span text:style-name="T11">р</text:span></text:span><text:span text:style-name="Internet_20_link"><text:span text:style-name="T9">к</text:span></text:span><text:span text:style-name="Internet_20_link"><text:span text:style-name="T8">а</text:span></text:span><text:span text:style-name="Internet_20_link"><text:span text:style-name="T11">ш, </text:span></text:span><text:span text:style-name="Internet_20_link"><text:span text:style-name="T9">кој</text:span></text:span><text:span text:style-name="Internet_20_link"><text:span text:style-name="T8">а</text:span></text:span><text:span text:style-name="Internet_20_link"><text:span text:style-name="T39"> </text:span></text:span><text:span text:style-name="Internet_20_link"><text:span text:style-name="T9">ј</text:span></text:span><text:span text:style-name="Internet_20_link"><text:span text:style-name="T10">е </text:span></text:span><text:span text:style-name="Internet_20_link"><text:span text:style-name="T9">конк</text:span></text:span><text:span text:style-name="Internet_20_link"><text:span text:style-name="T11">ур</text:span></text:span><text:span text:style-name="Internet_20_link"><text:span text:style-name="T9">и</text:span></text:span><text:span text:style-name="Internet_20_link"><text:span text:style-name="T11">с</text:span></text:span><text:span text:style-name="Internet_20_link"><text:span text:style-name="T8">а</text:span></text:span><text:span text:style-name="Internet_20_link"><text:span text:style-name="T9">л</text:span></text:span><text:span text:style-name="Internet_20_link"><text:span text:style-name="T8">а </text:span></text:span><text:span text:style-name="Internet_20_link"><text:span text:style-name="T10">з</text:span></text:span><text:span text:style-name="Internet_20_link"><text:span text:style-name="T8">а </text:span></text:span><text:span text:style-name="Internet_20_link"><text:span text:style-name="T11">п</text:span></text:span><text:span text:style-name="Internet_20_link"><text:span text:style-name="T9">о</text:span></text:span><text:span text:style-name="Internet_20_link"><text:span text:style-name="T11">с</text:span></text:span><text:span text:style-name="Internet_20_link"><text:span text:style-name="T8">а</text:span></text:span><text:span text:style-name="Internet_20_link"><text:span text:style-name="T9">о </text:span></text:span><text:span text:style-name="Internet_20_link"><text:span text:style-name="T28">П</text:span></text:span><text:span text:style-name="Internet_20_link"><text:span text:style-name="T11">р</text:span></text:span><text:span text:style-name="Internet_20_link"><text:span text:style-name="T9">о</text:span></text:span><text:span text:style-name="Internet_20_link"><text:span text:style-name="T10">г</text:span></text:span><text:span text:style-name="Internet_20_link"><text:span text:style-name="T11">р</text:span></text:span><text:span text:style-name="Internet_20_link"><text:span text:style-name="T8">а</text:span></text:span><text:span text:style-name="Internet_20_link"><text:span text:style-name="T9">м</text:span></text:span><text:span text:style-name="Internet_20_link"><text:span text:style-name="T10">е</text:span></text:span><text:span text:style-name="Internet_20_link"><text:span text:style-name="T11">р</text:span></text:span><text:span text:style-name="Internet_20_link"><text:span text:style-name="T8">а.</text:span></text:span></text:p>
      <text:p text:style-name="P1"/>
      <text:p text:style-name="P8">Ingrid sam predavao Bootstrap, HTML, CSS, JavaScript, jQuery, Node.js <text:span text:style-name="T74">i</text:span> Angular u okviru kursa Veb Programiranje. <text:span text:style-name="T74">Na osnovu Ingridinih zadataka i u</text:span><text:span text:style-name="T49">č</text:span><text:span text:style-name="T50">estvovanja na </text:span><text:span text:style-name="T49">č</text:span><text:span text:style-name="T50">asu, ocenio bih da je Ingridin uspeh na mom </text:span><text:span text:style-name="T49">č</text:span><text:span text:style-name="T50">asu izvanredan.</text:span></text:p>
      <text:p text:style-name="P9"><text:span text:style-name="T66">И</text:span><text:span text:style-name="T67">н</text:span><text:span text:style-name="T68">г</text:span><text:span text:style-name="T69">р</text:span><text:span text:style-name="Internet_20_link"><text:span text:style-name="T13">и</text:span></text:span><text:span text:style-name="Internet_20_link"><text:span text:style-name="T14">д </text:span></text:span><text:span text:style-name="Internet_20_link"><text:span text:style-name="T15">с</text:span></text:span><text:span text:style-name="Internet_20_link"><text:span text:style-name="T12">а</text:span></text:span><text:span text:style-name="Internet_20_link"><text:span text:style-name="T13">м </text:span></text:span><text:span text:style-name="Internet_20_link"><text:span text:style-name="T15">пр</text:span></text:span><text:span text:style-name="Internet_20_link"><text:span text:style-name="T16">e</text:span></text:span><text:span text:style-name="Internet_20_link"><text:span text:style-name="T14">д</text:span></text:span><text:span text:style-name="Internet_20_link"><text:span text:style-name="T12">а</text:span></text:span><text:span text:style-name="Internet_20_link"><text:span text:style-name="T14">в</text:span></text:span><text:span text:style-name="Internet_20_link"><text:span text:style-name="T12">а</text:span></text:span><text:span text:style-name="Internet_20_link"><text:span text:style-name="T13">о </text:span></text:span><text:span text:style-name="Internet_20_link"><text:span text:style-name="T12">Б</text:span></text:span><text:span text:style-name="Internet_20_link"><text:span text:style-name="T13">оо</text:span></text:span><text:span text:style-name="Internet_20_link"><text:span text:style-name="T15">тстр</text:span></text:span><text:span text:style-name="Internet_20_link"><text:span text:style-name="T12">а</text:span></text:span><text:span text:style-name="Internet_20_link"><text:span text:style-name="T15">п, </text:span></text:span><text:span text:style-name="Internet_20_link"><text:span text:style-name="T14">Х</text:span></text:span><text:span text:style-name="Internet_20_link"><text:span text:style-name="T17">ТМЛ, </text:span></text:span><text:span text:style-name="Internet_20_link"><text:span text:style-name="T14">Ц</text:span></text:span><text:span text:style-name="Internet_20_link"><text:span text:style-name="T17">СС, Ј</text:span></text:span><text:span text:style-name="Internet_20_link"><text:span text:style-name="T12">а</text:span></text:span><text:span text:style-name="Internet_20_link"><text:span text:style-name="T14">в</text:span></text:span><text:span text:style-name="Internet_20_link"><text:span text:style-name="T12">а</text:span></text:span><text:span text:style-name="Internet_20_link"><text:span text:style-name="T17">С</text:span></text:span><text:span text:style-name="Internet_20_link"><text:span text:style-name="T15">цр</text:span></text:span><text:span text:style-name="Internet_20_link"><text:span text:style-name="T13">и</text:span></text:span><text:span text:style-name="Internet_20_link"><text:span text:style-name="T15">пт, </text:span></text:span><text:span text:style-name="Internet_20_link"><text:span text:style-name="T13">ј</text:span></text:span><text:span text:style-name="Internet_20_link"><text:span text:style-name="T18">Q</text:span></text:span><text:span text:style-name="Internet_20_link"><text:span text:style-name="T15">у</text:span></text:span><text:span text:style-name="Internet_20_link"><text:span text:style-name="T18">e</text:span></text:span><text:span text:style-name="Internet_20_link"><text:span text:style-name="T15">ру, </text:span></text:span><text:span text:style-name="Internet_20_link"><text:span text:style-name="T17">Н</text:span></text:span><text:span text:style-name="Internet_20_link"><text:span text:style-name="T13">о</text:span></text:span><text:span text:style-name="Internet_20_link"><text:span text:style-name="T14">де.</text:span></text:span><text:span text:style-name="Internet_20_link"><text:span text:style-name="T13">ј</text:span></text:span><text:span text:style-name="Internet_20_link"><text:span text:style-name="T15">с </text:span></text:span><text:span text:style-name="Internet_20_link"><text:span text:style-name="T13">и </text:span></text:span><text:span text:style-name="Internet_20_link"><text:span text:style-name="T19">A</text:span></text:span><text:span text:style-name="Internet_20_link"><text:span text:style-name="T13">н</text:span></text:span><text:span text:style-name="Internet_20_link"><text:span text:style-name="T14">г</text:span></text:span><text:span text:style-name="Internet_20_link"><text:span text:style-name="T15">у</text:span></text:span><text:span text:style-name="Internet_20_link"><text:span text:style-name="T13">л</text:span></text:span><text:span text:style-name="Internet_20_link"><text:span text:style-name="T12">а</text:span></text:span><text:span text:style-name="Internet_20_link"><text:span text:style-name="T15">р у </text:span></text:span><text:span text:style-name="Internet_20_link"><text:span text:style-name="T13">ок</text:span></text:span><text:span text:style-name="Internet_20_link"><text:span text:style-name="T14">в</text:span></text:span><text:span text:style-name="Internet_20_link"><text:span text:style-name="T13">и</text:span></text:span><text:span text:style-name="Internet_20_link"><text:span text:style-name="T15">ру </text:span></text:span><text:span text:style-name="Internet_20_link"><text:span text:style-name="T13">к</text:span></text:span><text:span text:style-name="Internet_20_link"><text:span text:style-name="T15">урс</text:span></text:span><text:span text:style-name="Internet_20_link"><text:span text:style-name="T12">а В</text:span></text:span><text:span text:style-name="Internet_20_link"><text:span text:style-name="T16">e</text:span></text:span><text:span text:style-name="Internet_20_link"><text:span text:style-name="T14">б </text:span></text:span><text:span text:style-name="Internet_20_link"><text:span text:style-name="T17">П</text:span></text:span><text:span text:style-name="Internet_20_link"><text:span text:style-name="T15">р</text:span></text:span><text:span text:style-name="Internet_20_link"><text:span text:style-name="T13">о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12">а</text:span></text:span><text:span text:style-name="Internet_20_link"><text:span text:style-name="T13">ми</text:span></text:span><text:span text:style-name="Internet_20_link"><text:span text:style-name="T15">р</text:span></text:span><text:span text:style-name="Internet_20_link"><text:span text:style-name="T12">а</text:span></text:span><text:span text:style-name="Internet_20_link"><text:span text:style-name="T13">њ</text:span></text:span><text:span text:style-name="Internet_20_link"><text:span text:style-name="T16">e. </text:span></text:span><text:span text:style-name="Internet_20_link"><text:span text:style-name="T17">Н</text:span></text:span><text:span text:style-name="Internet_20_link"><text:span text:style-name="T12">а </text:span></text:span><text:span text:style-name="Internet_20_link"><text:span text:style-name="T13">о</text:span></text:span><text:span text:style-name="Internet_20_link"><text:span text:style-name="T15">с</text:span></text:span><text:span text:style-name="Internet_20_link"><text:span text:style-name="T13">но</text:span></text:span><text:span text:style-name="Internet_20_link"><text:span text:style-name="T14">в</text:span></text:span><text:span text:style-name="Internet_20_link"><text:span text:style-name="T15">у </text:span></text:span><text:span text:style-name="Internet_20_link"><text:span text:style-name="T17">И</text:span></text:span><text:span text:style-name="Internet_20_link"><text:span text:style-name="T13">н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13">и</text:span></text:span><text:span text:style-name="Internet_20_link"><text:span text:style-name="T14">д</text:span></text:span><text:span text:style-name="Internet_20_link"><text:span text:style-name="T13">ини</text:span></text:span><text:span text:style-name="Internet_20_link"><text:span text:style-name="T15">х </text:span></text:span><text:span text:style-name="Internet_20_link"><text:span text:style-name="T14">з</text:span></text:span><text:span text:style-name="Internet_20_link"><text:span text:style-name="T12">а</text:span></text:span><text:span text:style-name="Internet_20_link"><text:span text:style-name="T14">д</text:span></text:span><text:span text:style-name="Internet_20_link"><text:span text:style-name="T12">а</text:span></text:span><text:span text:style-name="Internet_20_link"><text:span text:style-name="T15">т</text:span></text:span><text:span text:style-name="Internet_20_link"><text:span text:style-name="T12">а</text:span></text:span><text:span text:style-name="Internet_20_link"><text:span text:style-name="T13">к</text:span></text:span><text:span text:style-name="Internet_20_link"><text:span text:style-name="T12">а </text:span></text:span><text:span text:style-name="Internet_20_link"><text:span text:style-name="T13">и </text:span></text:span><text:span text:style-name="Internet_20_link"><text:span text:style-name="T15">уч</text:span></text:span><text:span text:style-name="Internet_20_link"><text:span text:style-name="T18">e</text:span></text:span><text:span text:style-name="Internet_20_link"><text:span text:style-name="T15">ст</text:span></text:span><text:span text:style-name="Internet_20_link"><text:span text:style-name="T14">в</text:span></text:span><text:span text:style-name="Internet_20_link"><text:span text:style-name="T13">о</text:span></text:span><text:span text:style-name="Internet_20_link"><text:span text:style-name="T14">в</text:span></text:span><text:span text:style-name="Internet_20_link"><text:span text:style-name="T12">а</text:span></text:span><text:span text:style-name="Internet_20_link"><text:span text:style-name="T13">њ</text:span></text:span><text:span text:style-name="Internet_20_link"><text:span text:style-name="T19">a </text:span></text:span><text:span text:style-name="Internet_20_link"><text:span text:style-name="T13">н</text:span></text:span><text:span text:style-name="Internet_20_link"><text:span text:style-name="T19">a </text:span></text:span><text:span text:style-name="Internet_20_link"><text:span text:style-name="T15">ч</text:span></text:span><text:span text:style-name="Internet_20_link"><text:span text:style-name="T12">а</text:span></text:span><text:span text:style-name="Internet_20_link"><text:span text:style-name="T15">су </text:span></text:span><text:span text:style-name="Internet_20_link"><text:span text:style-name="T13">о</text:span></text:span><text:span text:style-name="Internet_20_link"><text:span text:style-name="T15">ц</text:span></text:span><text:span text:style-name="Internet_20_link"><text:span text:style-name="T16">e</text:span></text:span><text:span text:style-name="Internet_20_link"><text:span text:style-name="T13">нио </text:span></text:span><text:span text:style-name="Internet_20_link"><text:span text:style-name="T14">б</text:span></text:span><text:span text:style-name="Internet_20_link"><text:span text:style-name="T13">и</text:span></text:span><text:span text:style-name="Internet_20_link"><text:span text:style-name="T15">х </text:span></text:span><text:span text:style-name="Internet_20_link"><text:span text:style-name="T14">д</text:span></text:span><text:span text:style-name="Internet_20_link"><text:span text:style-name="T12">а </text:span></text:span><text:span text:style-name="Internet_20_link"><text:span text:style-name="T20">je <text:s/></text:span></text:span><text:span text:style-name="Internet_20_link"><text:span text:style-name="T17">И</text:span></text:span><text:span text:style-name="Internet_20_link"><text:span text:style-name="T13">н</text:span></text:span><text:span text:style-name="Internet_20_link"><text:span text:style-name="T14">г</text:span></text:span><text:span text:style-name="Internet_20_link"><text:span text:style-name="T15">р</text:span></text:span><text:span text:style-name="Internet_20_link"><text:span text:style-name="T13">и</text:span></text:span><text:span text:style-name="Internet_20_link"><text:span text:style-name="T14">д</text:span></text:span><text:span text:style-name="Internet_20_link"><text:span text:style-name="T13">ин </text:span></text:span><text:span text:style-name="Internet_20_link"><text:span text:style-name="T15">усп</text:span></text:span><text:span text:style-name="Internet_20_link"><text:span text:style-name="T16">e</text:span></text:span><text:span text:style-name="Internet_20_link"><text:span text:style-name="T15">х </text:span></text:span><text:span text:style-name="Internet_20_link"><text:span text:style-name="T13">н</text:span></text:span><text:span text:style-name="Internet_20_link"><text:span text:style-name="T20">a </text:span></text:span><text:span text:style-name="Internet_20_link"><text:span text:style-name="T13">мом </text:span></text:span><text:span text:style-name="Internet_20_link"><text:span text:style-name="T15">ч</text:span></text:span><text:span text:style-name="Internet_20_link"><text:span text:style-name="T20">a</text:span></text:span><text:span text:style-name="Internet_20_link"><text:span text:style-name="T15">су </text:span></text:span><text:span text:style-name="Internet_20_link"><text:span text:style-name="T13">и</text:span></text:span><text:span text:style-name="Internet_20_link"><text:span text:style-name="T14">зв</text:span></text:span><text:span text:style-name="Internet_20_link"><text:span text:style-name="T12">а</text:span></text:span><text:span text:style-name="Internet_20_link"><text:span text:style-name="T13">н</text:span></text:span><text:span text:style-name="Internet_20_link"><text:span text:style-name="T15">р</text:span></text:span><text:span text:style-name="Internet_20_link"><text:span text:style-name="T16">e</text:span></text:span><text:span text:style-name="Internet_20_link"><text:span text:style-name="T14">д</text:span></text:span><text:span text:style-name="Internet_20_link"><text:span text:style-name="T12">а</text:span></text:span><text:span text:style-name="Internet_20_link"><text:span text:style-name="T13">н.</text:span></text:span></text:p>
      <text:p text:style-name="P9"><text:span text:style-name="Internet_20_link"><text:span text:style-name="T13"/></text:span></text:p>
      <text:p text:style-name="P26">Јава, АСП.НЕТ, Висуал Басиц, СQЛ Сервер,</text:p>
      <text:p text:style-name="P27"/>
      <text:p text:style-name="P18"><text:span text:style-name="T49">Аа Б</text:span><text:span text:style-name="T56">б </text:span><text:span text:style-name="T49">В</text:span><text:span text:style-name="T56">в </text:span><text:span text:style-name="T49">Г</text:span><text:span text:style-name="T56">г </text:span><text:span text:style-name="T49">Д</text:span><text:span text:style-name="T56">д </text:span><text:span text:style-name="T49">Ђ</text:span><text:span text:style-name="T56">ђ </text:span><text:span text:style-name="T49">Е</text:span><text:span text:style-name="T56">е </text:span><text:span text:style-name="T49">Ж</text:span><text:span text:style-name="T56">ж </text:span><text:span text:style-name="T49">З</text:span><text:span text:style-name="T56">з </text:span><text:span text:style-name="T55">И</text:span><text:span text:style-name="T57">и </text:span><text:span text:style-name="T55">Ј</text:span><text:span text:style-name="T57">ј </text:span><text:span text:style-name="T55">К</text:span><text:span text:style-name="T57">к </text:span><text:span text:style-name="T55">Л</text:span><text:span text:style-name="T57">л </text:span><text:span text:style-name="T55">Љ</text:span><text:span text:style-name="T57">љ </text:span><text:span text:style-name="T55">М</text:span><text:span text:style-name="T57">м </text:span><text:span text:style-name="T55">Н</text:span><text:span text:style-name="T57">н </text:span><text:span text:style-name="T55">Њ</text:span><text:span text:style-name="T57">њ </text:span><text:span text:style-name="T55">О</text:span><text:span text:style-name="T57">о </text:span><text:span text:style-name="T55">П</text:span><text:span text:style-name="T58">п </text:span><text:span text:style-name="T55">Р</text:span><text:span text:style-name="T58">р </text:span><text:span text:style-name="T55">С</text:span><text:span text:style-name="T58">с </text:span><text:span text:style-name="T55">Т</text:span><text:span text:style-name="T58">т </text:span><text:span text:style-name="T56">Ћ</text:span><text:span text:style-name="T58">ћ </text:span><text:span text:style-name="T56">У</text:span><text:span text:style-name="T58">у </text:span><text:span text:style-name="T56">Ф</text:span><text:span text:style-name="T58">ф </text:span><text:span text:style-name="T56">Х</text:span><text:span text:style-name="T58">х </text:span><text:span text:style-name="T56">Ц</text:span><text:span text:style-name="T58">ц </text:span><text:span text:style-name="T56">Ч</text:span><text:span text:style-name="T58">ч </text:span><text:span text:style-name="T56">Џ</text:span><text:span text:style-name="T58">џ </text:span><text:span text:style-name="T56">Ш</text:span><text:span text:style-name="T58">ш</text:span></text:p>
      <text:p text:style-name="P12"><text:span text:style-name="T49">Hteo bih da naglasim da je u</text:span><text:span text:style-name="T51">ž</text:span><text:span text:style-name="T49">ivala u u</text:span><text:span text:style-name="T51">č</text:span><text:span text:style-name="T49">enju i istra</text:span><text:span text:style-name="T51">ž</text:span><text:span text:style-name="T49">ivanju novog materijala i razvoju veb strana koji su studenti radili kod ku</text:span><text:span text:style-name="T51">ć</text:span><text:span text:style-name="T49">e i uvek se trudila </text:span><text:span text:style-name="T52">da re</text:span><text:span text:style-name="T51">š</text:span><text:span text:style-name="T52">i probleme koje nisam pokazao na </text:span><text:span text:style-name="T51">č</text:span><text:span text:style-name="T52">asu. Pored toga ona poseduje kombinaciju inteligencije, znanja i ljudskih osobina za uspeh. </text:span></text:p>
      <text:p text:style-name="P18"><text:span text:style-name="T56">Х</text:span><text:span text:style-name="Internet_20_link"><text:span text:style-name="T11">т</text:span></text:span><text:span text:style-name="Internet_20_link"><text:span text:style-name="T26">e</text:span></text:span><text:span text:style-name="Internet_20_link"><text:span text:style-name="T9">о </text:span></text:span><text:span text:style-name="Internet_20_link"><text:span text:style-name="T10">б</text:span></text:span><text:span text:style-name="Internet_20_link"><text:span text:style-name="T9">и</text:span></text:span><text:span text:style-name="Internet_20_link"><text:span text:style-name="T11">х </text:span></text:span><text:span text:style-name="Internet_20_link"><text:span text:style-name="T10">д</text:span></text:span><text:span text:style-name="Internet_20_link"><text:span text:style-name="T8">а </text:span></text:span><text:span text:style-name="Internet_20_link"><text:span text:style-name="T9">н</text:span></text:span><text:span text:style-name="Internet_20_link"><text:span text:style-name="T8">а</text:span></text:span><text:span text:style-name="Internet_20_link"><text:span text:style-name="T10">г</text:span></text:span><text:span text:style-name="Internet_20_link"><text:span text:style-name="T9">л</text:span></text:span><text:span text:style-name="Internet_20_link"><text:span text:style-name="T27">a</text:span></text:span><text:span text:style-name="Internet_20_link"><text:span text:style-name="T11">с</text:span></text:span><text:span text:style-name="Internet_20_link"><text:span text:style-name="T9">им </text:span></text:span><text:span text:style-name="Internet_20_link"><text:span text:style-name="T10">д</text:span></text:span><text:span text:style-name="Internet_20_link"><text:span text:style-name="T8">а </text:span></text:span><text:span text:style-name="Internet_20_link"><text:span text:style-name="T9">ј</text:span></text:span><text:span text:style-name="Internet_20_link"><text:span text:style-name="T27">e </text:span></text:span><text:span text:style-name="Internet_20_link"><text:span text:style-name="T11">у</text:span></text:span><text:span text:style-name="Internet_20_link"><text:span text:style-name="T10">ж</text:span></text:span><text:span text:style-name="Internet_20_link"><text:span text:style-name="T9">и</text:span></text:span><text:span text:style-name="Internet_20_link"><text:span text:style-name="T10">в</text:span></text:span><text:span text:style-name="Internet_20_link"><text:span text:style-name="T27">a</text:span></text:span><text:span text:style-name="Internet_20_link"><text:span text:style-name="T9">л</text:span></text:span><text:span text:style-name="Internet_20_link"><text:span text:style-name="T27">a </text:span></text:span><text:span text:style-name="Internet_20_link"><text:span text:style-name="T11">у уч</text:span></text:span><text:span text:style-name="Internet_20_link"><text:span text:style-name="T27">e</text:span></text:span><text:span text:style-name="Internet_20_link"><text:span text:style-name="T9">њ</text:span></text:span><text:span text:style-name="Internet_20_link"><text:span text:style-name="T11">у </text:span></text:span><text:span text:style-name="Internet_20_link"><text:span text:style-name="T9">и и</text:span></text:span><text:span text:style-name="Internet_20_link"><text:span text:style-name="T11">стр</text:span></text:span><text:span text:style-name="Internet_20_link"><text:span text:style-name="T27">a</text:span></text:span><text:span text:style-name="Internet_20_link"><text:span text:style-name="T10">ж</text:span></text:span><text:span text:style-name="Internet_20_link"><text:span text:style-name="T9">и</text:span></text:span><text:span text:style-name="Internet_20_link"><text:span text:style-name="T10">в</text:span></text:span><text:span text:style-name="Internet_20_link"><text:span text:style-name="T27">a</text:span></text:span><text:span text:style-name="Internet_20_link"><text:span text:style-name="T9">њ</text:span></text:span><text:span text:style-name="Internet_20_link"><text:span text:style-name="T11">у </text:span></text:span><text:span text:style-name="Internet_20_link"><text:span text:style-name="T9">но</text:span></text:span><text:span text:style-name="Internet_20_link"><text:span text:style-name="T10">в</text:span></text:span><text:span text:style-name="Internet_20_link"><text:span text:style-name="T9">о</text:span></text:span><text:span text:style-name="Internet_20_link"><text:span text:style-name="T10">г </text:span></text:span><text:span text:style-name="Internet_20_link"><text:span text:style-name="T9">м</text:span></text:span><text:span text:style-name="Internet_20_link"><text:span text:style-name="T27">a</text:span></text:span><text:span text:style-name="Internet_20_link"><text:span text:style-name="T11">т</text:span></text:span><text:span text:style-name="Internet_20_link"><text:span text:style-name="T27">e</text:span></text:span><text:span text:style-name="Internet_20_link"><text:span text:style-name="T11">р</text:span></text:span><text:span text:style-name="Internet_20_link"><text:span text:style-name="T9">и</text:span></text:span><text:span text:style-name="Internet_20_link"><text:span text:style-name="T27">ja</text:span></text:span><text:span text:style-name="Internet_20_link"><text:span text:style-name="T9">л</text:span></text:span><text:span text:style-name="Internet_20_link"><text:span text:style-name="T27">a </text:span></text:span><text:span text:style-name="Internet_20_link"><text:span text:style-name="T9">и </text:span></text:span><text:span text:style-name="Internet_20_link"><text:span text:style-name="T11">р</text:span></text:span><text:span text:style-name="Internet_20_link"><text:span text:style-name="T27">a</text:span></text:span><text:span text:style-name="Internet_20_link"><text:span text:style-name="T10">зв</text:span></text:span><text:span text:style-name="Internet_20_link"><text:span text:style-name="T27">oj</text:span></text:span><text:span text:style-name="Internet_20_link"><text:span text:style-name="T11">у</text:span></text:span><text:span text:style-name="Internet_20_link"><text:span text:style-name="T27"> </text:span></text:span><text:span text:style-name="Internet_20_link"><text:span text:style-name="T10">в</text:span></text:span><text:span text:style-name="Internet_20_link"><text:span text:style-name="T27">e</text:span></text:span><text:span text:style-name="Internet_20_link"><text:span text:style-name="T10">б </text:span></text:span></text:p>
      <text:p text:style-name="P19"><text:span text:style-name="Internet_20_link"><text:span text:style-name="T11">стр</text:span></text:span><text:span text:style-name="Internet_20_link"><text:span text:style-name="T27">a</text:span></text:span><text:span text:style-name="Internet_20_link"><text:span text:style-name="T9">н</text:span></text:span><text:span text:style-name="Internet_20_link"><text:span text:style-name="T8">а </text:span></text:span><text:span text:style-name="Internet_20_link"><text:span text:style-name="T9">к</text:span></text:span><text:span text:style-name="Internet_20_link"><text:span text:style-name="T27">oj</text:span></text:span><text:span text:style-name="Internet_20_link"><text:span text:style-name="T9">и </text:span></text:span><text:span text:style-name="Internet_20_link"><text:span text:style-name="T11">су сту</text:span></text:span><text:span text:style-name="Internet_20_link"><text:span text:style-name="T10">д</text:span></text:span><text:span text:style-name="Internet_20_link"><text:span text:style-name="T27">e</text:span></text:span><text:span text:style-name="Internet_20_link"><text:span text:style-name="T9">н</text:span></text:span><text:span text:style-name="Internet_20_link"><text:span text:style-name="T11">т</text:span></text:span><text:span text:style-name="Internet_20_link"><text:span text:style-name="T9">и </text:span></text:span><text:span text:style-name="Internet_20_link"><text:span text:style-name="T11">р</text:span></text:span><text:span text:style-name="Internet_20_link"><text:span text:style-name="T27">a</text:span></text:span><text:span text:style-name="Internet_20_link"><text:span text:style-name="T10">д</text:span></text:span><text:span text:style-name="Internet_20_link"><text:span text:style-name="T9">или к</text:span></text:span><text:span text:style-name="Internet_20_link"><text:span text:style-name="T27">o</text:span></text:span><text:span text:style-name="Internet_20_link"><text:span text:style-name="T10">д </text:span></text:span><text:span text:style-name="Internet_20_link"><text:span text:style-name="T9">к</text:span></text:span><text:span text:style-name="Internet_20_link"><text:span text:style-name="T11">ућ</text:span></text:span><text:span text:style-name="Internet_20_link"><text:span text:style-name="T29">e </text:span></text:span><text:span text:style-name="Internet_20_link"><text:span text:style-name="T9">и </text:span></text:span><text:span text:style-name="Internet_20_link"><text:span text:style-name="T11">у</text:span></text:span><text:span text:style-name="Internet_20_link"><text:span text:style-name="T10">в</text:span></text:span><text:span text:style-name="Internet_20_link"><text:span text:style-name="T29">e</text:span></text:span><text:span text:style-name="Internet_20_link"><text:span text:style-name="T9">к</text:span></text:span><text:span text:style-name="Internet_20_link"><text:span text:style-name="T29"> </text:span></text:span><text:span text:style-name="Internet_20_link"><text:span text:style-name="T11">с</text:span></text:span><text:span text:style-name="Internet_20_link"><text:span text:style-name="T29">e </text:span></text:span><text:span text:style-name="Internet_20_link"><text:span text:style-name="T11">тру</text:span></text:span><text:span text:style-name="Internet_20_link"><text:span text:style-name="T10">д</text:span></text:span><text:span text:style-name="Internet_20_link"><text:span text:style-name="T9">ил</text:span></text:span><text:span text:style-name="Internet_20_link"><text:span text:style-name="T27">a</text:span></text:span><text:span text:style-name="Internet_20_link"><text:span text:style-name="T10"> д</text:span></text:span><text:span text:style-name="Internet_20_link"><text:span text:style-name="T8">а </text:span></text:span><text:span text:style-name="Internet_20_link"><text:span text:style-name="T11">р</text:span></text:span><text:span text:style-name="Internet_20_link"><text:span text:style-name="T29">e</text:span></text:span><text:span text:style-name="Internet_20_link"><text:span text:style-name="T11">ш</text:span></text:span><text:span text:style-name="Internet_20_link"><text:span text:style-name="T9">и </text:span></text:span><text:span text:style-name="Internet_20_link"><text:span text:style-name="T11">пр</text:span></text:span><text:span text:style-name="Internet_20_link"><text:span text:style-name="T29">o</text:span></text:span><text:span text:style-name="Internet_20_link"><text:span text:style-name="T10">б</text:span></text:span><text:span text:style-name="Internet_20_link"><text:span text:style-name="T9">л</text:span></text:span><text:span text:style-name="Internet_20_link"><text:span text:style-name="T29">e</text:span></text:span><text:span text:style-name="Internet_20_link"><text:span text:style-name="T9">м</text:span></text:span><text:span text:style-name="Internet_20_link"><text:span text:style-name="T27">e </text:span></text:span><text:span text:style-name="Internet_20_link"><text:span text:style-name="T9">к</text:span></text:span><text:span text:style-name="Internet_20_link"><text:span text:style-name="T27">oj</text:span></text:span><text:span text:style-name="Internet_20_link"><text:span text:style-name="T29">e </text:span></text:span><text:span text:style-name="Internet_20_link"><text:span text:style-name="T9">ни</text:span></text:span><text:span text:style-name="Internet_20_link"><text:span text:style-name="T11">с</text:span></text:span><text:span text:style-name="Internet_20_link"><text:span text:style-name="T27">a</text:span></text:span><text:span text:style-name="Internet_20_link"><text:span text:style-name="T9">м </text:span></text:span><text:span text:style-name="Internet_20_link"><text:span text:style-name="T11">п</text:span></text:span><text:span text:style-name="Internet_20_link"><text:span text:style-name="T29">o</text:span></text:span><text:span text:style-name="Internet_20_link"><text:span text:style-name="T9">к</text:span></text:span><text:span text:style-name="Internet_20_link"><text:span text:style-name="T29">a</text:span></text:span><text:span text:style-name="Internet_20_link"><text:span text:style-name="T10">з</text:span></text:span><text:span text:style-name="Internet_20_link"><text:span text:style-name="T27">ao</text:span></text:span><text:span text:style-name="Internet_20_link"><text:span text:style-name="T9"> н</text:span></text:span><text:span text:style-name="Internet_20_link"><text:span text:style-name="T29">a </text:span></text:span><text:span text:style-name="Internet_20_link"><text:span text:style-name="T11">ч</text:span></text:span><text:span text:style-name="Internet_20_link"><text:span text:style-name="T29">a</text:span></text:span><text:span text:style-name="Internet_20_link"><text:span text:style-name="T11">су. </text:span></text:span><text:span text:style-name="Internet_20_link"><text:span text:style-name="T28">П</text:span></text:span><text:span text:style-name="Internet_20_link"><text:span text:style-name="T29">ope</text:span></text:span><text:span text:style-name="Internet_20_link"><text:span text:style-name="T10">д </text:span></text:span><text:span text:style-name="Internet_20_link"><text:span text:style-name="T11">т</text:span></text:span><text:span text:style-name="Internet_20_link"><text:span text:style-name="T29">o</text:span></text:span><text:span text:style-name="Internet_20_link"><text:span text:style-name="T10">г</text:span></text:span><text:span text:style-name="Internet_20_link"><text:span text:style-name="T29">a o</text:span></text:span><text:span text:style-name="Internet_20_link"><text:span text:style-name="T9">н</text:span></text:span><text:span text:style-name="Internet_20_link"><text:span text:style-name="T29">a </text:span></text:span><text:span text:style-name="Internet_20_link"><text:span text:style-name="T11">п</text:span></text:span><text:span text:style-name="Internet_20_link"><text:span text:style-name="T29">o</text:span></text:span><text:span text:style-name="Internet_20_link"><text:span text:style-name="T11">с</text:span></text:span><text:span text:style-name="Internet_20_link"><text:span text:style-name="T29">e</text:span></text:span><text:span text:style-name="Internet_20_link"><text:span text:style-name="T10">д</text:span></text:span><text:span text:style-name="Internet_20_link"><text:span text:style-name="T11">у</text:span></text:span><text:span text:style-name="Internet_20_link"><text:span text:style-name="T29">je</text:span></text:span><text:span text:style-name="Internet_20_link"><text:span text:style-name="T11"> </text:span></text:span><text:span text:style-name="Internet_20_link"><text:span text:style-name="T9">к</text:span></text:span><text:span text:style-name="Internet_20_link"><text:span text:style-name="T29">o</text:span></text:span><text:span text:style-name="Internet_20_link"><text:span text:style-name="T9">м</text:span></text:span><text:span text:style-name="Internet_20_link"><text:span text:style-name="T10">б</text:span></text:span><text:span text:style-name="Internet_20_link"><text:span text:style-name="T9">ин</text:span></text:span><text:span text:style-name="Internet_20_link"><text:span text:style-name="T29">a</text:span></text:span><text:span text:style-name="Internet_20_link"><text:span text:style-name="T11">ц</text:span></text:span><text:span text:style-name="Internet_20_link"><text:span text:style-name="T9">и</text:span></text:span><text:span text:style-name="Internet_20_link"><text:span text:style-name="T30">j</text:span></text:span><text:span text:style-name="Internet_20_link"><text:span text:style-name="T11">у </text:span></text:span><text:span text:style-name="Internet_20_link"><text:span text:style-name="T9">ин</text:span></text:span><text:span text:style-name="Internet_20_link"><text:span text:style-name="T11">т</text:span></text:span><text:span text:style-name="Internet_20_link"><text:span text:style-name="T31">e</text:span></text:span><text:span text:style-name="Internet_20_link"><text:span text:style-name="T9">ли</text:span></text:span><text:span text:style-name="Internet_20_link"><text:span text:style-name="T10">г</text:span></text:span><text:span text:style-name="Internet_20_link"><text:span text:style-name="T31">e</text:span></text:span><text:span text:style-name="Internet_20_link"><text:span text:style-name="T9">н</text:span></text:span><text:span text:style-name="Internet_20_link"><text:span text:style-name="T11">ц</text:span></text:span><text:span text:style-name="Internet_20_link"><text:span text:style-name="T9">и</text:span></text:span><text:span text:style-name="Internet_20_link"><text:span text:style-name="T31">je, </text:span></text:span><text:span text:style-name="Internet_20_link"><text:span text:style-name="T10">з</text:span></text:span><text:span text:style-name="Internet_20_link"><text:span text:style-name="T9">н</text:span></text:span><text:span text:style-name="Internet_20_link"><text:span text:style-name="T31">a</text:span></text:span><text:span text:style-name="Internet_20_link"><text:span text:style-name="T9">њ</text:span></text:span><text:span text:style-name="Internet_20_link"><text:span text:style-name="T31">a </text:span></text:span><text:span text:style-name="Internet_20_link"><text:span text:style-name="T9">и људских особина</text:span></text:span><text:span text:style-name="Internet_20_link"><text:span text:style-name="T29"> </text:span></text:span><text:span text:style-name="Internet_20_link"><text:span text:style-name="T10">з</text:span></text:span><text:span text:style-name="Internet_20_link"><text:span text:style-name="T32">a успех.</text:span></text:span><text:span text:style-name="Internet_20_link"><text:span text:style-name="T8"> </text:span></text:span></text:p>
      <text:p text:style-name="P23"/>
      <text:p text:style-name="P13"><text:span text:style-name="T52">I</text:span><text:span text:style-name="T49">ngrid ima brojne prednosti koje mo</text:span><text:span text:style-name="T51">ž</text:span><text:span text:style-name="T49">e da ponudi kompaniji. Ona je vredna, motivisana, pozitivna, kreativna, ima dobar pristup </text:span><text:span text:style-name="T53">re</text:span><text:span text:style-name="T51">š</text:span><text:span text:style-name="T53">avanju problema, </text:span><text:span text:style-name="T51">ž</text:span><text:span text:style-name="T53">eli da nau</text:span><text:span text:style-name="T51">č</text:span><text:span text:style-name="T53">i nove tehnologije …</text:span></text:p>
      <text:p text:style-name="P10"><text:span text:style-name="T66">И</text:span><text:span text:style-name="T67">н</text:span><text:span text:style-name="T68">г</text:span><text:span text:style-name="T69">р</text:span><text:span text:style-name="Internet_20_link"><text:span text:style-name="T13">и</text:span></text:span><text:span text:style-name="Internet_20_link"><text:span text:style-name="T14">д </text:span></text:span><text:span text:style-name="Internet_20_link"><text:span text:style-name="T13">им</text:span></text:span><text:span text:style-name="Internet_20_link"><text:span text:style-name="T21">a бројне предности </text:span></text:span><text:span text:style-name="Internet_20_link"><text:span text:style-name="T13">к</text:span></text:span><text:span text:style-name="Internet_20_link"><text:span text:style-name="T22">o</text:span></text:span><text:span text:style-name="Internet_20_link"><text:span text:style-name="T21">je </text:span></text:span><text:span text:style-name="Internet_20_link"><text:span text:style-name="T13">м</text:span></text:span><text:span text:style-name="Internet_20_link"><text:span text:style-name="T21">o</text:span></text:span><text:span text:style-name="Internet_20_link"><text:span text:style-name="T14">ж</text:span></text:span><text:span text:style-name="Internet_20_link"><text:span text:style-name="T21">e </text:span></text:span><text:span text:style-name="Internet_20_link"><text:span text:style-name="T14">д</text:span></text:span><text:span text:style-name="Internet_20_link"><text:span text:style-name="T21">a понуди компанији. </text:span></text:span><text:span text:style-name="Internet_20_link"><text:span text:style-name="T17">О</text:span></text:span><text:span text:style-name="Internet_20_link"><text:span text:style-name="T13">н</text:span></text:span><text:span text:style-name="Internet_20_link"><text:span text:style-name="T21">a je вредна, мотивисана, позитивна, </text:span></text:span><text:span text:style-name="Internet_20_link"><text:span text:style-name="T13">к</text:span></text:span><text:span text:style-name="Internet_20_link"><text:span text:style-name="T15">р</text:span></text:span><text:span text:style-name="Internet_20_link"><text:span text:style-name="T23">ea</text:span></text:span><text:span text:style-name="Internet_20_link"><text:span text:style-name="T15">т</text:span></text:span><text:span text:style-name="Internet_20_link"><text:span text:style-name="T21">ивна, </text:span></text:span><text:span text:style-name="Internet_20_link"><text:span text:style-name="T13">им</text:span></text:span><text:span text:style-name="Internet_20_link"><text:span text:style-name="T21">a добар приступ решавању проблема, жели да научи нове технологије ... <text:s text:c="2"/></text:span></text:span></text:p>
      <text:p text:style-name="P24"/>
      <text:p text:style-name="P3"><text:soft-page-break/><text:span text:style-name="T49">Ve</text:span><text:span text:style-name="T51">ž</text:span><text:span text:style-name="T49">be na </text:span><text:span text:style-name="T51">č</text:span><text:span text:style-name="T49">asu je radila samostalno, a istovremeno je bila spremna da pomogne drugim studentima u grupi – rekao bih da je veoma dobar deo tima koji uvek </text:span><text:span text:style-name="T51">ž</text:span><text:span text:style-name="T49">eli da nau</text:span><text:span text:style-name="T51">č</text:span><text:span text:style-name="T49">i ne</text:span><text:span text:style-name="T51">š</text:span><text:span text:style-name="T49">to novo i da ima veoma pozitivan i optimisti</text:span><text:span text:style-name="T51">č</text:span><text:span text:style-name="T49">ki stav.</text:span></text:p>
      <text:p text:style-name="P4"><text:span text:style-name="T49">Вежбе на часу је радила самостално, </text:span><text:span text:style-name="T70">a истовремено је била спремна да помогне другим студентима у групи - рекао бих да је веома добар део тима </text:span><text:span text:style-name="Internet_20_link"><text:span text:style-name="T13">к</text:span></text:span><text:span text:style-name="Internet_20_link"><text:span text:style-name="T22">o</text:span></text:span><text:span text:style-name="Internet_20_link"><text:span text:style-name="T21">j</text:span></text:span><text:span text:style-name="Internet_20_link"><text:span text:style-name="T24">и увек жели да научи нешто ново и да има веома позитиван и оптимистички став.</text:span></text:span></text:p>
      <text:p text:style-name="P24"/>
      <text:p text:style-name="P3"><text:span text:style-name="T49">Ingrid je pokazala odli</text:span><text:span text:style-name="T51">č</text:span><text:span text:style-name="T49">ne rezultate u studiranju, zatim </text:span><text:span text:style-name="T51">ž</text:span><text:span text:style-name="T49">elju za stru</text:span><text:span text:style-name="T51">č</text:span><text:span text:style-name="T49">nim usavr</text:span><text:span text:style-name="T51">š</text:span><text:span text:style-name="T49">avanjem, te bi njenim prijemom Va</text:span><text:span text:style-name="T51">š</text:span><text:span text:style-name="T49">a kompanija dobila izvanrednog programera.</text:span></text:p>
      <text:p text:style-name="P11"><text:span text:style-name="T66">И</text:span><text:span text:style-name="T67">н</text:span><text:span text:style-name="T68">г</text:span><text:span text:style-name="T69">р</text:span><text:span text:style-name="Internet_20_link"><text:span text:style-name="T13">и</text:span></text:span><text:span text:style-name="Internet_20_link"><text:span text:style-name="T14">д </text:span></text:span><text:span text:style-name="Internet_20_link"><text:span text:style-name="T25">je показала одличне резултате у студирању, зaти</text:span></text:span><text:span text:style-name="Internet_20_link"><text:span text:style-name="T24">м жељу за стручним усавршавањем, </text:span></text:span><text:span text:style-name="Internet_20_link"><text:span text:style-name="T25">тe</text:span></text:span><text:span text:style-name="Internet_20_link"><text:span text:style-name="T24"> </text:span></text:span><text:span text:style-name="Internet_20_link"><text:span text:style-name="T21">б</text:span></text:span><text:span text:style-name="Internet_20_link"><text:span text:style-name="T13">и њеним пријемом Ваша компанија добила изванредног програмера.</text:span></text:span><text:span text:style-name="Internet_20_link"><text:span text:style-name="T24"> <text:s text:c="6"/></text:span></text:span><text:span text:style-name="Internet_20_link"><text:span text:style-name="T25"><text:s text:c="2"/></text:span></text:span></text:p>
      <text:p text:style-name="P24"/>
      <text:p text:style-name="P20"><text:span text:style-name="T49">Аа Б</text:span><text:span text:style-name="T56">б </text:span><text:span text:style-name="T49">В</text:span><text:span text:style-name="T56">в </text:span><text:span text:style-name="T49">Г</text:span><text:span text:style-name="T56">г </text:span><text:span text:style-name="T49">Д</text:span><text:span text:style-name="T56">д </text:span><text:span text:style-name="T49">Ђ</text:span><text:span text:style-name="T56">ђ </text:span><text:span text:style-name="T49">Е</text:span><text:span text:style-name="T56">е </text:span><text:span text:style-name="T49">Ж</text:span><text:span text:style-name="T56">ж </text:span><text:span text:style-name="T49">З</text:span><text:span text:style-name="T56">з </text:span><text:span text:style-name="T55">И</text:span><text:span text:style-name="T57">и </text:span><text:span text:style-name="T55">Ј</text:span><text:span text:style-name="T57">ј </text:span><text:span text:style-name="T55">К</text:span><text:span text:style-name="T57">к </text:span><text:span text:style-name="T55">Л</text:span><text:span text:style-name="T57">л </text:span><text:span text:style-name="T55">Љ</text:span><text:span text:style-name="T57">љ </text:span><text:span text:style-name="T55">М</text:span><text:span text:style-name="T57">м </text:span><text:span text:style-name="T55">Н</text:span><text:span text:style-name="T57">н </text:span><text:span text:style-name="T55">Њ</text:span><text:span text:style-name="T57">њ </text:span><text:span text:style-name="T55">О</text:span><text:span text:style-name="T57">о </text:span><text:span text:style-name="T55">П</text:span><text:span text:style-name="T58">п </text:span><text:span text:style-name="T55">Р </text:span><text:span text:style-name="T58">р </text:span><text:span text:style-name="T55">С</text:span><text:span text:style-name="T58">с </text:span><text:span text:style-name="T55">Т</text:span><text:span text:style-name="T58">т </text:span><text:span text:style-name="T56">Ћ</text:span><text:span text:style-name="T58">ћ </text:span><text:span text:style-name="T56">У</text:span><text:span text:style-name="T58">у </text:span><text:span text:style-name="T56">Ф</text:span><text:span text:style-name="T58">ф </text:span><text:span text:style-name="T56">Х</text:span><text:span text:style-name="T58">х </text:span><text:span text:style-name="T56">Ц</text:span><text:span text:style-name="T58">ц </text:span><text:span text:style-name="T56">Ч</text:span><text:span text:style-name="T58">ч </text:span><text:span text:style-name="T56">Џ</text:span><text:span text:style-name="T58">џ </text:span><text:span text:style-name="T56">Ш</text:span><text:span text:style-name="T58">ш</text:span></text:p>
      <text:p text:style-name="P37"><text:span text:style-name="T49">Na kraju, toplo bih preporu</text:span><text:span text:style-name="T51">č</text:span><text:span text:style-name="T54">io Ingrid Farka</text:span><text:span text:style-name="T51">š</text:span><text:span text:style-name="T54"> za posao Developera. Na osnovu rada i zalaganja na mom kursu siguran sam da </text:span><text:span text:style-name="T51">ć</text:span><text:span text:style-name="T54">e Ingrid biti pozitivan i uspe</text:span><text:span text:style-name="T51">š</text:span><text:span text:style-name="T54">an dodatak Va</text:span><text:span text:style-name="T51">š</text:span><text:span text:style-name="T54">oj kompaniji.</text:span></text:p>
      <text:p text:style-name="P36"><text:span text:style-name="T55">Н</text:span><text:span text:style-name="T71">a </text:span><text:span text:style-name="T57">к</text:span><text:span text:style-name="T58">р</text:span><text:span text:style-name="T71">ajy, топло бих препоручио </text:span><text:span text:style-name="T55">И</text:span><text:span text:style-name="T57">н</text:span><text:span text:style-name="T56">г</text:span><text:span text:style-name="T58">р</text:span><text:span text:style-name="Internet_20_link"><text:span text:style-name="T9">и</text:span></text:span><text:span text:style-name="Internet_20_link"><text:span text:style-name="T10">д Ф</text:span></text:span><text:span text:style-name="Internet_20_link"><text:span text:style-name="T8">а</text:span></text:span><text:span text:style-name="Internet_20_link"><text:span text:style-name="T11">р</text:span></text:span><text:span text:style-name="Internet_20_link"><text:span text:style-name="T9">к</text:span></text:span><text:span text:style-name="Internet_20_link"><text:span text:style-name="T8">а</text:span></text:span><text:span text:style-name="Internet_20_link"><text:span text:style-name="T11">ш </text:span></text:span><text:span text:style-name="Internet_20_link"><text:span text:style-name="T10">з</text:span></text:span><text:span text:style-name="Internet_20_link"><text:span text:style-name="T33">a </text:span></text:span><text:span text:style-name="Internet_20_link"><text:span text:style-name="T11">п</text:span></text:span><text:span text:style-name="Internet_20_link"><text:span text:style-name="T33">ocao </text:span></text:span><text:span text:style-name="Internet_20_link"><text:span text:style-name="T28">П</text:span></text:span><text:span text:style-name="Internet_20_link"><text:span text:style-name="T11">р</text:span></text:span><text:span text:style-name="Internet_20_link"><text:span text:style-name="T9">о</text:span></text:span><text:span text:style-name="Internet_20_link"><text:span text:style-name="T10">г</text:span></text:span><text:span text:style-name="Internet_20_link"><text:span text:style-name="T11">р</text:span></text:span><text:span text:style-name="Internet_20_link"><text:span text:style-name="T8">а</text:span></text:span><text:span text:style-name="Internet_20_link"><text:span text:style-name="T9">м</text:span></text:span><text:span text:style-name="Internet_20_link"><text:span text:style-name="T10">е</text:span></text:span><text:span text:style-name="Internet_20_link"><text:span text:style-name="T11">р</text:span></text:span><text:span text:style-name="Internet_20_link"><text:span text:style-name="T8">а</text:span></text:span><text:span text:style-name="Internet_20_link"><text:span text:style-name="T33">. На основу рада и залагања на мом курсу сигуран сам да ће </text:span></text:span><text:span text:style-name="Internet_20_link"><text:span text:style-name="T28">И</text:span></text:span><text:span text:style-name="Internet_20_link"><text:span text:style-name="T9">н</text:span></text:span><text:span text:style-name="Internet_20_link"><text:span text:style-name="T10">г</text:span></text:span><text:span text:style-name="Internet_20_link"><text:span text:style-name="T11">р</text:span></text:span><text:span text:style-name="Internet_20_link"><text:span text:style-name="T9">и</text:span></text:span><text:span text:style-name="Internet_20_link"><text:span text:style-name="T10">д б</text:span></text:span><text:span text:style-name="Internet_20_link"><text:span text:style-name="T34">и</text:span></text:span><text:span text:style-name="Internet_20_link"><text:span text:style-name="T11">т</text:span></text:span><text:span text:style-name="Internet_20_link"><text:span text:style-name="T34">и позититван и успешан додатак </text:span></text:span><text:span text:style-name="Internet_20_link"><text:span text:style-name="T9">Ваш</text:span></text:span><text:span text:style-name="Internet_20_link"><text:span text:style-name="T35">oj</text:span></text:span><text:span text:style-name="Internet_20_link"><text:span text:style-name="T9"> компанији.</text:span></text:span></text:p>
      <text:p text:style-name="P25"/>
      <text:p text:style-name="P5"><text:span text:style-name="T49">Ako su Vam potrebne dodatne informacije, slobodne me nazovte ( telefon: (021) 422022 ) ili mi po</text:span><text:span text:style-name="T51">š</text:span><text:span text:style-name="T49">aljite email ( email: </text:span><text:a xlink:type="simple" xlink:href="mailto:strahinja.gligovic@gmail.com" text:style-name="Internet_20_link" text:visited-style-name="Visited_20_Internet_20_Link"><text:span text:style-name="T49">strahinja.gligovic@gmail.com</text:span></text:a><text:span text:style-name="T49"> ).</text:span></text:p>
      <text:p text:style-name="P21"><text:span text:style-name="T49">А</text:span><text:span text:style-name="T57">к</text:span><text:span text:style-name="T72">o </text:span><text:span text:style-name="Internet_20_link"><text:span text:style-name="T33">су </text:span></text:span><text:span text:style-name="Internet_20_link"><text:span text:style-name="T9">Вам потребне додатне информације, слободно ме назовите </text:span></text:span><text:span text:style-name="Internet_20_link"><text:span text:style-name="T36">( телефон </text:span></text:span><text:span text:style-name="Internet_20_link"><text:span text:style-name="T42">(0</text:span></text:span><text:span text:style-name="Internet_20_link"><text:span text:style-name="T46">64</text:span></text:span><text:span text:style-name="Internet_20_link"><text:span text:style-name="T47">) </text:span></text:span><text:span text:style-name="Internet_20_link"><text:span text:style-name="T46">265 - 7627</text:span></text:span><text:span text:style-name="Internet_20_link"><text:span text:style-name="T43"> </text:span></text:span><text:span text:style-name="Internet_20_link"><text:span text:style-name="T82">?????????</text:span></text:span><text:span text:style-name="Internet_20_link"><text:span text:style-name="T36"> ) </text:span></text:span><text:span text:style-name="Internet_20_link"><text:span text:style-name="T9">или ми ми пошаљите емаил </text:span></text:span><text:span text:style-name="Internet_20_link"><text:span text:style-name="T36">( <text:s/></text:span></text:span><text:span text:style-name="Internet_20_link"><text:span text:style-name="T9">емаил: </text:span></text:span><text:span text:style-name="Internet_20_link"><text:span text:style-name="T48">strahinja.gligovic@gmail.com</text:span></text:span><text:span text:style-name="Internet_20_link"><text:span text:style-name="T37"> ).</text:span></text:span></text:p>
      <text:p text:style-name="P1"><text:span text:style-name="T83"/></text:p>
      <text:p text:style-name="P2">S poštovanjem,</text:p>
      <text:p text:style-name="P2"><text:span text:style-name="T76">Strahinja Gligo</text:span>vić</text:p>
      <text:p text:style-name="P2">С поштовањем,</text:p>
      <text:p text:style-name="P2"/>
      <text:p text:style-name="P2"/>
      <text:p text:style-name="P2"/>
      <text:p text:style-name="P2"/>
      <text:p text:style-name="P1"><text:span text:style-name="T1">Страхиња Глиговић</text:span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03T15:30:55.550000000</dc:date>
    <meta:editing-duration>PT2H11M48S</meta:editing-duration>
    <meta:editing-cycles>27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40" meta:word-count="610" meta:character-count="3606" meta:non-whitespace-character-count="3013"/>
  </office:meta>
</office:document-meta>
</file>